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87cm" draw:z-index="0"><draw:image xlink:href="../../odt_eng/images/012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TCP-IP Serve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559cm" svg:height="1.319cm" draw:z-index="0"><draw:image xlink:href="../../odt_eng/images/012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executes bidirectional data exchange as per TCP-IP protocol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3297529137129946610" text:style-name="L1">
              <text:list-item>
                <text:p text:style-name="P5">Number of inputs.</text:p>
              </text:list-item>
              <text:list-item>
                <text:p text:style-name="P5">Output dimensions array.</text:p>
              </text:list-item>
              <text:list-item>
                <text:p text:style-name="P5">Output initial values array.</text:p>
              </text:list-item>
              <text:list-item>
                <text:p text:style-name="P5">Data exchange interval – an interval, in which data is recorded and read out in unit buffers.</text:p>
              </text:list-item>
              <text:list-item>
                <text:p text:style-name="P5">Stop on client's command – if flag is set up then calculation will be stopped against client’s command.</text:p>
              </text:list-item>
              <text:list-item>
                <text:p text:style-name="P5">Stream completion waiting interval – delay time before the stream is completed for client.</text:p>
              </text:list-item>
              <text:list-item>
                <text:p text:style-name="P5">Tcp-ip port – exchange TCP-port <text:s/>No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ервер TCP-IP</dc:title>
    <meta:creation-date>2012-04-18T11:03:00Z</meta:creation-date>
    <dc:date>2012-04-25T10:07:20.96</dc:date>
    <meta:editing-cycles>7</meta:editing-cycles>
    <meta:editing-duration>PT6H56M34S</meta:editing-duration>
    <meta:document-statistic meta:table-count="1" meta:image-count="2" meta:object-count="0" meta:page-count="1" meta:paragraph-count="15" meta:word-count="92" meta:character-count="52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8.odt/Normal.dotm"/>
  </office:meta>
</office:document-meta>
</file>